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5.9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blematic_seller_address_df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latitude, longit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ANA PAWŁA / OBYWATELSKA przy MYJNI ul JASIEŃ 38 - 93-562 Łódź, Górna (Polska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1.73546, 19.44122</text:p>
          </table:table-cell>
          <table:table-cell/>
          <table:table-cell table:formula="of:=&quot;train.loc[(train['seller_address'] == '&quot;&amp;[.A3]&amp;&quot;'), ['latitude', 'longitude']] = &quot;&amp;[.C3]" office:value-type="string" office:string-value="train.loc[(train['seller_address'] == 'JANA PAWŁA / OBYWATELSKA przy MYJNI ul JASIEŃ 38 - 93-562 Łódź, Górna (Polska)'), ['latitude', 'longitude']] = 51.73546, 19.44122" calcext:value-type="string">
            <text:p>train.loc[(train['seller_address'] == 'JANA PAWŁA / OBYWATELSKA przy MYJNI ul JASIEŃ 38 - 93-562 Łódź, Górna (Polska)'), ['latitude', 'longitude']] = 51.73546, 19.44122</text:p>
          </table:table-cell>
        </table:table-row>
        <table:table-row table:style-name="ro2">
          <table:table-cell office:value-type="string" calcext:value-type="string">
            <text:p>ul. Łokietka 83/drugi oddział Gaj ul. Myślenicka 7 - 31-280 Kraków, Krowodrza (Polska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0.09159, 19.91841</text:p>
          </table:table-cell>
          <table:table-cell/>
          <table:table-cell table:formula="of:=&quot;train.loc[(train['seller_address'] == '&quot;&amp;[.A4]&amp;&quot;'), ['latitude', 'longitude']] = &quot;&amp;[.C4]" office:value-type="string" office:string-value="train.loc[(train['seller_address'] == 'ul. Łokietka 83/drugi oddział Gaj ul. Myślenicka 7 - 31-280 Kraków, Krowodrza (Polska)'), ['latitude', 'longitude']] = 50.09159, 19.91841" calcext:value-type="string">
            <text:p>train.loc[(train['seller_address'] == 'ul. Łokietka 83/drugi oddział Gaj ul. Myślenicka 7 - 31-280 Kraków, Krowodrza (Polska)'), ['latitude', 'longitude']] = 50.09159, 19.91841</text:p>
          </table:table-cell>
        </table:table-row>
        <table:table-row table:style-name="ro2">
          <table:table-cell office:value-type="string" calcext:value-type="string">
            <text:p>ul.Milczańska 31 c <text:s/>wejście z parkingu TESCO - 70-107 Szczecin, Śródmieście (Polska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.40677, 14.51759</text:p>
          </table:table-cell>
          <table:table-cell/>
          <table:table-cell table:formula="of:=&quot;train.loc[(train['seller_address'] == '&quot;&amp;[.A5]&amp;&quot;'), ['latitude', 'longitude']] = &quot;&amp;[.C5]" office:value-type="string" office:string-value="train.loc[(train['seller_address'] == 'ul.Milczańska 31 c  wejście z parkingu TESCO - 70-107 Szczecin, Śródmieście (Polska)'), ['latitude', 'longitude']] = 53.40677, 14.51759" calcext:value-type="string">
            <text:p>train.loc[(train['seller_address'] == 'ul.Milczańska 31 c <text:s/>wejście z parkingu TESCO - 70-107 Szczecin, Śródmieście (Polska)'), ['latitude', 'longitude']] = 53.40677, 14.51759</text:p>
          </table:table-cell>
        </table:table-row>
        <table:table-row table:style-name="ro2">
          <table:table-cell office:value-type="string" calcext:value-type="string">
            <text:p>Najtańsze samochody Katowice - Warszawa Kraków, Podgórze (Polska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.03838, 20.01246</text:p>
          </table:table-cell>
          <table:table-cell/>
          <table:table-cell table:formula="of:=&quot;train.loc[(train['seller_address'] == '&quot;&amp;[.A6]&amp;&quot;'), ['latitude', 'longitude']] = &quot;&amp;[.C6]" office:value-type="string" office:string-value="train.loc[(train['seller_address'] == 'Najtańsze samochody Katowice - Warszawa Kraków, Podgórze (Polska)'), ['latitude', 'longitude']] = 50.03838, 20.01246" calcext:value-type="string">
            <text:p>train.loc[(train['seller_address'] == 'Najtańsze samochody Katowice - Warszawa Kraków, Podgórze (Polska)'), ['latitude', 'longitude']] = 50.03838, 20.01246</text:p>
          </table:table-cell>
        </table:table-row>
        <table:table-row table:style-name="ro2">
          <table:table-cell office:value-type="string" calcext:value-type="string">
            <text:p>DTŚ 2 - 44-100 Katowice, Śródmieście (Polska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0.29133, 18.93188</text:p>
          </table:table-cell>
          <table:table-cell/>
          <table:table-cell table:formula="of:=&quot;train.loc[(train['seller_address'] == '&quot;&amp;[.A7]&amp;&quot;'), ['latitude', 'longitude']] = &quot;&amp;[.C7]" office:value-type="string" office:string-value="train.loc[(train['seller_address'] == 'DTŚ 2 - 44-100 Katowice, Śródmieście (Polska)'), ['latitude', 'longitude']] = 50.29133, 18.93188" calcext:value-type="string">
            <text:p>train.loc[(train['seller_address'] == 'DTŚ 2 - 44-100 Katowice, Śródmieście (Polska)'), ['latitude', 'longitude']] = 50.29133, 18.93188</text:p>
          </table:table-cell>
        </table:table-row>
        <table:table-row table:style-name="ro2">
          <table:table-cell office:value-type="string" calcext:value-type="string">
            <text:p>Zgierz, Łódzka 28/ Brukowa 2/ Przybyszewskiego 176 - 91-341 Łódź, Łódzkie (Polsk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.75178, 19.5028</text:p>
          </table:table-cell>
          <table:table-cell/>
          <table:table-cell table:formula="of:=&quot;train.loc[(train['seller_address'] == '&quot;&amp;[.A8]&amp;&quot;'), ['latitude', 'longitude']] = &quot;&amp;[.C8]" office:value-type="string" office:string-value="train.loc[(train['seller_address'] == 'Zgierz, Łódzka 28/ Brukowa 2/ Przybyszewskiego 176 - 91-341 Łódź, Łódzkie (Polska)'), ['latitude', 'longitude']] = 51.75178, 19.5028" calcext:value-type="string">
            <text:p>train.loc[(train['seller_address'] == 'Zgierz, Łódzka 28/ Brukowa 2/ Przybyszewskiego 176 - 91-341 Łódź, Łódzkie (Polska)'), ['latitude', 'longitude']] = 51.75178, 19.5028</text:p>
          </table:table-cell>
        </table:table-row>
        <table:table-row table:style-name="ro2">
          <table:table-cell office:value-type="string" calcext:value-type="string">
            <text:p>Poznań ul Kościelna 58, Suchy Las ul Obornicka 137 - 62-002 Suchy Las, poznański, Wielkopolskie (Polska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2.47951, 16.86549</text:p>
          </table:table-cell>
          <table:table-cell/>
          <table:table-cell table:formula="of:=&quot;train.loc[(train['seller_address'] == '&quot;&amp;[.A9]&amp;&quot;'), ['latitude', 'longitude']] = &quot;&amp;[.C9]" office:value-type="string" office:string-value="train.loc[(train['seller_address'] == 'Poznań ul Kościelna 58, Suchy Las ul Obornicka 137 - 62-002 Suchy Las, poznański, Wielkopolskie (Polska)'), ['latitude', 'longitude']] = 52.47951, 16.86549" calcext:value-type="string">
            <text:p>train.loc[(train['seller_address'] == 'Poznań ul Kościelna 58, Suchy Las ul Obornicka 137 - 62-002 Suchy Las, poznański, Wielkopolskie (Polska)'), ['latitude', 'longitude']] = 52.47951, 16.86549</text:p>
          </table:table-cell>
        </table:table-row>
        <table:table-row table:style-name="ro2">
          <table:table-cell office:value-type="string" calcext:value-type="string">
            <text:p>Asnyka vis avis galerii Gdowskiej - 32-420 Gdów, wielicki, Małopolskie (Polska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.90828, 20.20113</text:p>
          </table:table-cell>
          <table:table-cell/>
          <table:table-cell table:formula="of:=&quot;train.loc[(train['seller_address'] == '&quot;&amp;[.A10]&amp;&quot;'), ['latitude', 'longitude']] = &quot;&amp;[.C10]" office:value-type="string" office:string-value="train.loc[(train['seller_address'] == 'Asnyka vis avis galerii Gdowskiej - 32-420 Gdów, wielicki, Małopolskie (Polska)'), ['latitude', 'longitude']] = 49.90828, 20.20113" calcext:value-type="string">
            <text:p>train.loc[(train['seller_address'] == 'Asnyka vis avis galerii Gdowskiej - 32-420 Gdów, wielicki, Małopolskie (Polska)'), ['latitude', 'longitude']] = 49.90828, 20.20113</text:p>
          </table:table-cell>
        </table:table-row>
        <table:table-row table:style-name="ro2">
          <table:table-cell office:value-type="string" calcext:value-type="string">
            <text:p>route de millau - 12500 Espalion, espalion, Languedoc-Roussillon-Midi-Pyrénées (Francja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.49645, 2.73812</text:p>
          </table:table-cell>
          <table:table-cell/>
          <table:table-cell table:formula="of:=&quot;train.loc[(train['seller_address'] == '&quot;&amp;[.A11]&amp;&quot;'), ['latitude', 'longitude']] = &quot;&amp;[.C11]" office:value-type="string" office:string-value="train.loc[(train['seller_address'] == 'route de millau - 12500 Espalion, espalion, Languedoc-Roussillon-Midi-Pyrénées (Francja)'), ['latitude', 'longitude']] = 44.49645, 2.73812" calcext:value-type="string">
            <text:p>train.loc[(train['seller_address'] == 'route de millau - 12500 Espalion, espalion, Languedoc-Roussillon-Midi-Pyrénées (Francja)'), ['latitude', 'longitude']] = 44.49645, 2.73812</text:p>
          </table:table-cell>
        </table:table-row>
        <table:table-row table:style-name="ro2">
          <table:table-cell office:value-type="string" calcext:value-type="string">
            <text:p>GAJKÓW <text:s/>ul.Kasztanowa przy drodze wojewódzkiej 455 - 55-002 Wrocław, Psie Pole (Polska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1.0508, 16.82955</text:p>
          </table:table-cell>
          <table:table-cell/>
          <table:table-cell table:formula="of:=&quot;train.loc[(train['seller_address'] == '&quot;&amp;[.A12]&amp;&quot;'), ['latitude', 'longitude']] = &quot;&amp;[.C12]" office:value-type="string" office:string-value="train.loc[(train['seller_address'] == 'GAJKÓW  ul.Kasztanowa przy drodze wojewódzkiej 455 - 55-002 Wrocław, Psie Pole (Polska)'), ['latitude', 'longitude']] = 51.0508, 16.82955" calcext:value-type="string">
            <text:p>train.loc[(train['seller_address'] == 'GAJKÓW <text:s/>ul.Kasztanowa przy drodze wojewódzkiej 455 - 55-002 Wrocław, Psie Pole (Polska)'), ['latitude', 'longitude']] = 51.0508, 16.82955</text:p>
          </table:table-cell>
        </table:table-row>
        <table:table-row table:style-name="ro2">
          <table:table-cell office:value-type="string" calcext:value-type="string">
            <text:p>Białystok Kopernika 97a wjazd od Składowej 1 - 15-396 Białystok, Nowe Miasto (Polsk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3.12353, 23.12364</text:p>
          </table:table-cell>
          <table:table-cell/>
          <table:table-cell table:formula="of:=&quot;train.loc[(train['seller_address'] == '&quot;&amp;[.A13]&amp;&quot;'), ['latitude', 'longitude']] = &quot;&amp;[.C13]" office:value-type="string" office:string-value="train.loc[(train['seller_address'] == 'Białystok Kopernika 97a wjazd od Składowej 1 - 15-396 Białystok, Nowe Miasto (Polska)'), ['latitude', 'longitude']] = 53.12353, 23.12364" calcext:value-type="string">
            <text:p>train.loc[(train['seller_address'] == 'Białystok Kopernika 97a wjazd od Składowej 1 - 15-396 Białystok, Nowe Miasto (Polska)'), ['latitude', 'longitude']] = 53.12353, 23.12364</text:p>
          </table:table-cell>
        </table:table-row>
        <table:table-row table:style-name="ro2">
          <table:table-cell office:value-type="string" calcext:value-type="string">
            <text:p>Auto-Handel Staropolska 43, 80-180 Kowale, Polska - 80-180 Kowale, gdański, Pomorskie (Polsk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4.3111, 18.59988</text:p>
          </table:table-cell>
          <table:table-cell/>
          <table:table-cell table:formula="of:=&quot;train.loc[(train['seller_address'] == '&quot;&amp;[.A14]&amp;&quot;'), ['latitude', 'longitude']] = &quot;&amp;[.C14]" office:value-type="string" office:string-value="train.loc[(train['seller_address'] == 'Auto-Handel Staropolska 43, 80-180 Kowale, Polska - 80-180 Kowale, gdański, Pomorskie (Polska)'), ['latitude', 'longitude']] = 54.3111, 18.59988" calcext:value-type="string">
            <text:p>train.loc[(train['seller_address'] == 'Auto-Handel Staropolska 43, 80-180 Kowale, Polska - 80-180 Kowale, gdański, Pomorskie (Polska)'), ['latitude', 'longitude']] = 54.3111, 18.59988</text:p>
          </table:table-cell>
        </table:table-row>
        <table:table-row table:style-name="ro2">
          <table:table-cell office:value-type="string" calcext:value-type="string">
            <text:p>KRASNE-200m za HIPERMARKETEM AUCHAN w <text:s/>kier Łancut - 35-614 Rzeszów, Podkarpackie (Polska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.03919, 22.07448</text:p>
          </table:table-cell>
          <table:table-cell/>
          <table:table-cell table:formula="of:=&quot;train.loc[(train['seller_address'] == '&quot;&amp;[.A15]&amp;&quot;'), ['latitude', 'longitude']] = &quot;&amp;[.C15]" office:value-type="string" office:string-value="train.loc[(train['seller_address'] == 'KRASNE-200m za HIPERMARKETEM AUCHAN w  kier Łancut - 35-614 Rzeszów, Podkarpackie (Polska)'), ['latitude', 'longitude']] = 50.03919, 22.07448" calcext:value-type="string">
            <text:p>train.loc[(train['seller_address'] == 'KRASNE-200m za HIPERMARKETEM AUCHAN w <text:s/>kier Łancut - 35-614 Rzeszów, Podkarpackie (Polska)'), ['latitude', 'longitude']] = 50.03919, 22.07448</text:p>
          </table:table-cell>
        </table:table-row>
        <table:table-row table:style-name="ro2">
          <table:table-cell office:value-type="string" calcext:value-type="string">
            <text:p>R.DMOWSKIEGO 7(przedłużenie ul. DŁUGIEJ) - 50-203 Wrocław, Śródmieście (Polska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.1175, 17.02088</text:p>
          </table:table-cell>
          <table:table-cell/>
          <table:table-cell table:formula="of:=&quot;train.loc[(train['seller_address'] == '&quot;&amp;[.A16]&amp;&quot;'), ['latitude', 'longitude']] = &quot;&amp;[.C16]" office:value-type="string" office:string-value="train.loc[(train['seller_address'] == 'R.DMOWSKIEGO 7(przedłużenie ul. DŁUGIEJ) - 50-203 Wrocław, Śródmieście (Polska)'), ['latitude', 'longitude']] = 51.1175, 17.02088" calcext:value-type="string">
            <text:p>train.loc[(train['seller_address'] == 'R.DMOWSKIEGO 7(przedłużenie ul. DŁUGIEJ) - 50-203 Wrocław, Śródmieście (Polska)'), ['latitude', 'longitude']] = 51.1175, 17.02088</text:p>
          </table:table-cell>
        </table:table-row>
        <table:table-row table:style-name="ro2">
          <table:table-cell office:value-type="string" calcext:value-type="string">
            <text:p>stempcar@gmail.com - 26-300 Bukowiec Opoczyński, opoczyński, Łódzkie (Polska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.41247, 20.2596</text:p>
          </table:table-cell>
          <table:table-cell/>
          <table:table-cell table:formula="of:=&quot;train.loc[(train['seller_address'] == '&quot;&amp;[.A17]&amp;&quot;'), ['latitude', 'longitude']] = &quot;&amp;[.C17]" office:value-type="string" office:string-value="train.loc[(train['seller_address'] == 'stempcar@gmail.com - 26-300 Bukowiec Opoczyński, opoczyński, Łódzkie (Polska)'), ['latitude', 'longitude']] = 51.41247, 20.2596" calcext:value-type="string">
            <text:p>train.loc[(train['seller_address'] == 'stempcar@gmail.com - 26-300 Bukowiec Opoczyński, opoczyński, Łódzkie (Polska)'), ['latitude', 'longitude']] = 51.41247, 20.2596</text:p>
          </table:table-cell>
        </table:table-row>
        <table:table-row table:style-name="ro2">
          <table:table-cell office:value-type="string" calcext:value-type="string">
            <text:p>Heweliusza 40 (teren parkingu strzeżonego) - 41-819 Zabrze, Śląskie (Polska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.32887, 18.77464</text:p>
          </table:table-cell>
          <table:table-cell/>
          <table:table-cell table:formula="of:=&quot;train.loc[(train['seller_address'] == '&quot;&amp;[.A18]&amp;&quot;'), ['latitude', 'longitude']] = &quot;&amp;[.C18]" office:value-type="string" office:string-value="train.loc[(train['seller_address'] == 'Heweliusza 40 (teren parkingu strzeżonego) - 41-819 Zabrze, Śląskie (Polska)'), ['latitude', 'longitude']] = 50.32887, 18.77464" calcext:value-type="string">
            <text:p>train.loc[(train['seller_address'] == 'Heweliusza 40 (teren parkingu strzeżonego) - 41-819 Zabrze, Śląskie (Polska)'), ['latitude', 'longitude']] = 50.32887, 18.77464</text:p>
          </table:table-cell>
        </table:table-row>
        <table:table-row table:style-name="ro2">
          <table:table-cell office:value-type="string" calcext:value-type="string">
            <text:p>Poniatowskiego 1 - 43-180 Orzesze, Centrum (Polska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.15603, 18.78701</text:p>
          </table:table-cell>
          <table:table-cell/>
          <table:table-cell table:formula="of:=&quot;train.loc[(train['seller_address'] == '&quot;&amp;[.A19]&amp;&quot;'), ['latitude', 'longitude']] = &quot;&amp;[.C19]" office:value-type="string" office:string-value="train.loc[(train['seller_address'] == 'Poniatowskiego 1 - 43-180 Orzesze, Centrum (Polska)'), ['latitude', 'longitude']] = 50.15603, 18.78701" calcext:value-type="string">
            <text:p>train.loc[(train['seller_address'] == 'Poniatowskiego 1 - 43-180 Orzesze, Centrum (Polska)'), ['latitude', 'longitude']] = 50.15603, 18.78701</text:p>
          </table:table-cell>
        </table:table-row>
        <table:table-row table:style-name="ro2">
          <table:table-cell office:value-type="string" calcext:value-type="string">
            <text:p>POROSŁY KOL. 33G, Wylot na Warszawę za biedronką - 16-070 Białystok, Bacieczki (Polska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.15223, 23.0541</text:p>
          </table:table-cell>
          <table:table-cell/>
          <table:table-cell table:formula="of:=&quot;train.loc[(train['seller_address'] == '&quot;&amp;[.A20]&amp;&quot;'), ['latitude', 'longitude']] = &quot;&amp;[.C20]" office:value-type="string" office:string-value="train.loc[(train['seller_address'] == 'POROSŁY KOL. 33G, Wylot na Warszawę za biedronką - 16-070 Białystok, Bacieczki (Polska)'), ['latitude', 'longitude']] = 53.15223, 23.0541" calcext:value-type="string">
            <text:p>train.loc[(train['seller_address'] == 'POROSŁY KOL. 33G, Wylot na Warszawę za biedronką - 16-070 Białystok, Bacieczki (Polska)'), ['latitude', 'longitude']] = 53.15223, 23.0541</text:p>
          </table:table-cell>
        </table:table-row>
        <table:table-row table:style-name="ro2">
          <table:table-cell office:value-type="string" calcext:value-type="string">
            <text:p>Krzywizna, Plac Przy Drodze Krajowej nr 11. - 46-211 Krzywizna, kluczborski, Opolskie (Polska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97459, 18.21238</text:p>
          </table:table-cell>
          <table:table-cell/>
          <table:table-cell table:formula="of:=&quot;train.loc[(train['seller_address'] == '&quot;&amp;[.A21]&amp;&quot;'), ['latitude', 'longitude']] = &quot;&amp;[.C21]" office:value-type="string" office:string-value="train.loc[(train['seller_address'] == 'Krzywizna, Plac Przy Drodze Krajowej nr 11. - 46-211 Krzywizna, kluczborski, Opolskie (Polska)'), ['latitude', 'longitude']] = 50.97459, 18.21238" calcext:value-type="string">
            <text:p>train.loc[(train['seller_address'] == 'Krzywizna, Plac Przy Drodze Krajowej nr 11. - 46-211 Krzywizna, kluczborski, Opolskie (Polska)'), ['latitude', 'longitude']] = 50.97459, 18.21238</text:p>
          </table:table-cell>
        </table:table-row>
        <table:table-row table:style-name="ro2">
          <table:table-cell office:value-type="string" calcext:value-type="string">
            <text:p>Turów ul. Hallera 2 (obok stacji paliw MOMO) - 05-230 Turów, wołomiński, Mazowieckie (Polska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31362, 21.19205</text:p>
          </table:table-cell>
          <table:table-cell/>
          <table:table-cell table:formula="of:=&quot;train.loc[(train['seller_address'] == '&quot;&amp;[.A22]&amp;&quot;'), ['latitude', 'longitude']] = &quot;&amp;[.C22]" office:value-type="string" office:string-value="train.loc[(train['seller_address'] == 'Turów ul. Hallera 2 (obok stacji paliw MOMO) - 05-230 Turów, wołomiński, Mazowieckie (Polska)'), ['latitude', 'longitude']] = 52.31362, 21.19205" calcext:value-type="string">
            <text:p>train.loc[(train['seller_address'] == 'Turów ul. Hallera 2 (obok stacji paliw MOMO) - 05-230 Turów, wołomiński, Mazowieckie (Polska)'), ['latitude', 'longitude']] = 52.31362, 21.19205</text:p>
          </table:table-cell>
        </table:table-row>
        <table:table-row table:style-name="ro2">
          <table:table-cell office:value-type="string" calcext:value-type="string">
            <text:p>Ustowo 52, Rondo Hakena - 70-001 Szczecin, Zachód (Polsk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38338, 14.51894</text:p>
          </table:table-cell>
          <table:table-cell/>
          <table:table-cell table:formula="of:=&quot;train.loc[(train['seller_address'] == '&quot;&amp;[.A23]&amp;&quot;'), ['latitude', 'longitude']] = &quot;&amp;[.C23]" office:value-type="string" office:string-value="train.loc[(train['seller_address'] == 'Ustowo 52, Rondo Hakena - 70-001 Szczecin, Zachód (Polska)'), ['latitude', 'longitude']] = 53.38338, 14.51894" calcext:value-type="string">
            <text:p>train.loc[(train['seller_address'] == 'Ustowo 52, Rondo Hakena - 70-001 Szczecin, Zachód (Polska)'), ['latitude', 'longitude']] = 53.38338, 14.51894</text:p>
          </table:table-cell>
        </table:table-row>
        <table:table-row table:style-name="ro2">
          <table:table-cell office:value-type="string" calcext:value-type="string">
            <text:p>Podjuchy - 70-740 Szczecin, Prawobrzeże (Polsk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37808, 14.60944</text:p>
          </table:table-cell>
          <table:table-cell/>
          <table:table-cell table:formula="of:=&quot;train.loc[(train['seller_address'] == '&quot;&amp;[.A24]&amp;&quot;'), ['latitude', 'longitude']] = &quot;&amp;[.C24]" office:value-type="string" office:string-value="train.loc[(train['seller_address'] == 'Podjuchy - 70-740 Szczecin, Prawobrzeże (Polska)'), ['latitude', 'longitude']] = 53.37808, 14.60944" calcext:value-type="string">
            <text:p>train.loc[(train['seller_address'] == 'Podjuchy - 70-740 Szczecin, Prawobrzeże (Polska)'), ['latitude', 'longitude']] = 53.37808, 14.60944</text:p>
          </table:table-cell>
        </table:table-row>
        <table:table-row table:style-name="ro2">
          <table:table-cell office:value-type="string" calcext:value-type="string">
            <text:p>Tanowska 12 obok żółtej stacji benzynowej Faraon - 72-010 Police, Gryfitów (Polsk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55147, 14.54704</text:p>
          </table:table-cell>
          <table:table-cell/>
          <table:table-cell table:formula="of:=&quot;train.loc[(train['seller_address'] == '&quot;&amp;[.A25]&amp;&quot;'), ['latitude', 'longitude']] = &quot;&amp;[.C25]" office:value-type="string" office:string-value="train.loc[(train['seller_address'] == 'Tanowska 12 obok żółtej stacji benzynowej Faraon - 72-010 Police, Gryfitów (Polska)'), ['latitude', 'longitude']] = 53.55147, 14.54704" calcext:value-type="string">
            <text:p>train.loc[(train['seller_address'] == 'Tanowska 12 obok żółtej stacji benzynowej Faraon - 72-010 Police, Gryfitów (Polska)'), ['latitude', 'longitude']] = 53.55147, 14.54704</text:p>
          </table:table-cell>
        </table:table-row>
        <table:table-row table:style-name="ro2">
          <table:table-cell office:value-type="string" calcext:value-type="string">
            <text:p>ROG KOŁŁĄTAJA I HERBERTA PRZY - 15-779 Białystok, Bacieczki (Polsk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14884, 23.09203</text:p>
          </table:table-cell>
          <table:table-cell/>
          <table:table-cell table:formula="of:=&quot;train.loc[(train['seller_address'] == '&quot;&amp;[.A26]&amp;&quot;'), ['latitude', 'longitude']] = &quot;&amp;[.C26]" office:value-type="string" office:string-value="train.loc[(train['seller_address'] == 'ROG KOŁŁĄTAJA I HERBERTA PRZY - 15-779 Białystok, Bacieczki (Polska)'), ['latitude', 'longitude']] = 53.14884, 23.09203" calcext:value-type="string">
            <text:p>train.loc[(train['seller_address'] == 'ROG KOŁŁĄTAJA I HERBERTA PRZY - 15-779 Białystok, Bacieczki (Polska)'), ['latitude', 'longitude']] = 53.14884, 23.09203</text:p>
          </table:table-cell>
        </table:table-row>
        <table:table-row table:style-name="ro2">
          <table:table-cell office:value-type="string" calcext:value-type="string">
            <text:p>Matejki - 42-500 Czeladź, Piaski (Polsk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31174, 17.70787</text:p>
          </table:table-cell>
          <table:table-cell/>
          <table:table-cell table:formula="of:=&quot;train.loc[(train['seller_address'] == '&quot;&amp;[.A27]&amp;&quot;'), ['latitude', 'longitude']] = &quot;&amp;[.C27]" office:value-type="string" office:string-value="train.loc[(train['seller_address'] == 'Matejki - 42-500 Czeladź, Piaski (Polska)'), ['latitude', 'longitude']] = 51.31174, 17.70787" calcext:value-type="string">
            <text:p>train.loc[(train['seller_address'] == 'Matejki - 42-500 Czeladź, Piaski (Polska)'), ['latitude', 'longitude']] = 51.31174, 17.70787</text:p>
          </table:table-cell>
        </table:table-row>
        <table:table-row table:style-name="ro2">
          <table:table-cell office:value-type="string" calcext:value-type="string">
            <text:p>Parking Strzeżony Al. Niepodległości 1 - 15-674 Białystok, Zielone Wzgórza (Polsk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.11846, 23.09365</text:p>
          </table:table-cell>
          <table:table-cell/>
          <table:table-cell table:formula="of:=&quot;train.loc[(train['seller_address'] == '&quot;&amp;[.A28]&amp;&quot;'), ['latitude', 'longitude']] = &quot;&amp;[.C28]" office:value-type="string" office:string-value="train.loc[(train['seller_address'] == 'Parking Strzeżony Al. Niepodległości 1 - 15-674 Białystok, Zielone Wzgórza (Polska)'), ['latitude', 'longitude']] = 53.11846, 23.09365" calcext:value-type="string">
            <text:p>train.loc[(train['seller_address'] == 'Parking Strzeżony Al. Niepodległości 1 - 15-674 Białystok, Zielone Wzgórza (Polska)'), ['latitude', 'longitude']] = 53.11846, 23.09365</text:p>
          </table:table-cell>
        </table:table-row>
        <table:table-row table:style-name="ro2">
          <table:table-cell office:value-type="string" calcext:value-type="string">
            <text:p>Włościańska26 <text:s/>kilometr od galerii BIAŁA - 15-198 Białystok, Dojlidy (Polsk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.13458, 23.20782</text:p>
          </table:table-cell>
          <table:table-cell/>
          <table:table-cell table:formula="of:=&quot;train.loc[(train['seller_address'] == '&quot;&amp;[.A29]&amp;&quot;'), ['latitude', 'longitude']] = &quot;&amp;[.C29]" office:value-type="string" office:string-value="train.loc[(train['seller_address'] == 'Włościańska26  kilometr od galerii BIAŁA - 15-198 Białystok, Dojlidy (Polska)'), ['latitude', 'longitude']] = 53.13458, 23.20782" calcext:value-type="string">
            <text:p>train.loc[(train['seller_address'] == 'Włościańska26 <text:s/>kilometr od galerii BIAŁA - 15-198 Białystok, Dojlidy (Polska)'), ['latitude', 'longitude']] = 53.13458, 23.20782</text:p>
          </table:table-cell>
        </table:table-row>
        <table:table-row table:style-name="ro2">
          <table:table-cell office:value-type="string" calcext:value-type="string">
            <text:p>RYNEK W STARYCH POLICACH UL. DOLNA 5 - 72-010 Police, Stare Miasto (Polsk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.51584, 14.56565</text:p>
          </table:table-cell>
          <table:table-cell/>
          <table:table-cell table:formula="of:=&quot;train.loc[(train['seller_address'] == '&quot;&amp;[.A30]&amp;&quot;'), ['latitude', 'longitude']] = &quot;&amp;[.C30]" office:value-type="string" office:string-value="train.loc[(train['seller_address'] == 'RYNEK W STARYCH POLICACH UL. DOLNA 5 - 72-010 Police, Stare Miasto (Polska)'), ['latitude', 'longitude']] = 53.51584, 14.56565" calcext:value-type="string">
            <text:p>train.loc[(train['seller_address'] == 'RYNEK W STARYCH POLICACH UL. DOLNA 5 - 72-010 Police, Stare Miasto (Polska)'), ['latitude', 'longitude']] = 53.51584, 14.56565</text:p>
          </table:table-cell>
        </table:table-row>
        <table:table-row table:style-name="ro2">
          <table:table-cell office:value-type="string" calcext:value-type="string">
            <text:p>Rudawa ul Śląska(obok Składu z Kostka Brukową) - 32-064 Rudawa, gm. Zabierzów, krakowski, Małopolskie (Polsk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12295, 19.71203</text:p>
          </table:table-cell>
          <table:table-cell/>
          <table:table-cell table:formula="of:=&quot;train.loc[(train['seller_address'] == '&quot;&amp;[.A31]&amp;&quot;'), ['latitude', 'longitude']] = &quot;&amp;[.C31]" office:value-type="string" office:string-value="train.loc[(train['seller_address'] == 'Rudawa ul Śląska(obok Składu z Kostka Brukową) - 32-064 Rudawa, gm. Zabierzów, krakowski, Małopolskie (Polska)'), ['latitude', 'longitude']] = 50.12295, 19.71203" calcext:value-type="string">
            <text:p>train.loc[(train['seller_address'] == 'Rudawa ul Śląska(obok Składu z Kostka Brukową) - 32-064 Rudawa, gm. Zabierzów, krakowski, Małopolskie (Polska)'), ['latitude', 'longitude']] = 50.12295, 19.71203</text:p>
          </table:table-cell>
        </table:table-row>
        <table:table-row table:style-name="ro2">
          <table:table-cell office:value-type="string" calcext:value-type="string">
            <text:p>Av 123 ABC - 60-166 Poznań, Grunwald (Polsk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3827, 16.83341</text:p>
          </table:table-cell>
          <table:table-cell/>
          <table:table-cell table:formula="of:=&quot;train.loc[(train['seller_address'] == '&quot;&amp;[.A32]&amp;&quot;'), ['latitude', 'longitude']] = &quot;&amp;[.C32]" office:value-type="string" office:string-value="train.loc[(train['seller_address'] == 'Av 123 ABC - 60-166 Poznań, Grunwald (Polska)'), ['latitude', 'longitude']] = 52.3827, 16.83341" calcext:value-type="string">
            <text:p>train.loc[(train['seller_address'] == 'Av 123 ABC - 60-166 Poznań, Grunwald (Polska)'), ['latitude', 'longitude']] = 52.3827, 16.83341</text:p>
          </table:table-cell>
        </table:table-row>
        <table:table-row table:style-name="ro2">
          <table:table-cell office:value-type="string" calcext:value-type="string">
            <text:p>Mukaczewo, mukaczewo, Użho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62635, 22.28514</text:p>
          </table:table-cell>
          <table:table-cell/>
          <table:table-cell table:formula="of:=&quot;train.loc[(train['seller_address'] == '&quot;&amp;[.A33]&amp;&quot;'), ['latitude', 'longitude']] = &quot;&amp;[.C33]" office:value-type="string" office:string-value="train.loc[(train['seller_address'] == 'Mukaczewo, mukaczewo, Użhorod'), ['latitude', 'longitude']] = 48.62635, 22.28514" calcext:value-type="string">
            <text:p>train.loc[(train['seller_address'] == 'Mukaczewo, mukaczewo, Użhorod'), ['latitude', 'longitude']] = 48.62635, 22.28514</text:p>
          </table:table-cell>
        </table:table-row>
        <table:table-row table:style-name="ro2">
          <table:table-cell office:value-type="string" calcext:value-type="string">
            <text:p>Piastowska 36 (róg Gen.Sulika) obok skoków Bungeee - 15-207 Białystok, Piasta II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3269, 23.19221</text:p>
          </table:table-cell>
          <table:table-cell/>
          <table:table-cell table:formula="of:=&quot;train.loc[(train['seller_address'] == '&quot;&amp;[.A34]&amp;&quot;'), ['latitude', 'longitude']] = &quot;&amp;[.C34]" office:value-type="string" office:string-value="train.loc[(train['seller_address'] == 'Piastowska 36 (róg Gen.Sulika) obok skoków Bungeee - 15-207 Białystok, Piasta II (Polska)'), ['latitude', 'longitude']] = 53.13269, 23.19221" calcext:value-type="string">
            <text:p>train.loc[(train['seller_address'] == 'Piastowska 36 (róg Gen.Sulika) obok skoków Bungeee - 15-207 Białystok, Piasta II (Polska)'), ['latitude', 'longitude']] = 53.13269, 23.19221</text:p>
          </table:table-cell>
        </table:table-row>
        <table:table-row table:style-name="ro2">
          <table:table-cell office:value-type="string" calcext:value-type="string">
            <text:p>Lubiny 10C - 40-582 Katowice, Brynów-cz. Wsch.-Osiedle Zgrzebioka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2344, 18.99286</text:p>
          </table:table-cell>
          <table:table-cell/>
          <table:table-cell table:formula="of:=&quot;train.loc[(train['seller_address'] == '&quot;&amp;[.A35]&amp;&quot;'), ['latitude', 'longitude']] = &quot;&amp;[.C35]" office:value-type="string" office:string-value="train.loc[(train['seller_address'] == 'Lubiny 10C - 40-582 Katowice, Brynów-cz. Wsch.-Osiedle Zgrzebioka (Polska)'), ['latitude', 'longitude']] = 50.2344, 18.99286" calcext:value-type="string">
            <text:p>train.loc[(train['seller_address'] == 'Lubiny 10C - 40-582 Katowice, Brynów-cz. Wsch.-Osiedle Zgrzebioka (Polska)'), ['latitude', 'longitude']] = 50.2344, 18.99286</text:p>
          </table:table-cell>
        </table:table-row>
        <table:table-row table:style-name="ro2">
          <table:table-cell office:value-type="string" calcext:value-type="string">
            <text:p>POZNAŃ,BYDGOSZCZ,KATOWICE,OPOLE,SZCZECIN - 51-129 Wrocław, Psie Pole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14914, 17.12653</text:p>
          </table:table-cell>
          <table:table-cell/>
          <table:table-cell table:formula="of:=&quot;train.loc[(train['seller_address'] == '&quot;&amp;[.A36]&amp;&quot;'), ['latitude', 'longitude']] = &quot;&amp;[.C36]" office:value-type="string" office:string-value="train.loc[(train['seller_address'] == 'POZNAŃ,BYDGOSZCZ,KATOWICE,OPOLE,SZCZECIN - 51-129 Wrocław, Psie Pole (Polska)'), ['latitude', 'longitude']] = 51.14914, 17.12653" calcext:value-type="string">
            <text:p>train.loc[(train['seller_address'] == 'POZNAŃ,BYDGOSZCZ,KATOWICE,OPOLE,SZCZECIN - 51-129 Wrocław, Psie Pole (Polska)'), ['latitude', 'longitude']] = 51.14914, 17.12653</text:p>
          </table:table-cell>
        </table:table-row>
        <table:table-row table:style-name="ro2">
          <table:table-cell office:value-type="string" calcext:value-type="string">
            <text:p>RYPIN TORUŃ WŁOCŁAWEK BRODNICA PŁOCK LIPNO NOWE MI - 87-500 Rypin, rypiński, Kujawsko-pomorskie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6601, 19.41411</text:p>
          </table:table-cell>
          <table:table-cell/>
          <table:table-cell table:formula="of:=&quot;train.loc[(train['seller_address'] == '&quot;&amp;[.A37]&amp;&quot;'), ['latitude', 'longitude']] = &quot;&amp;[.C37]" office:value-type="string" office:string-value="train.loc[(train['seller_address'] == 'RYPIN TORUŃ WŁOCŁAWEK BRODNICA PŁOCK LIPNO NOWE MI - 87-500 Rypin, rypiński, Kujawsko-pomorskie (Polska)'), ['latitude', 'longitude']] = 53.06601, 19.41411" calcext:value-type="string">
            <text:p>train.loc[(train['seller_address'] == 'RYPIN TORUŃ WŁOCŁAWEK BRODNICA PŁOCK LIPNO NOWE MI - 87-500 Rypin, rypiński, Kujawsko-pomorskie (Polska)'), ['latitude', 'longitude']] = 53.06601, 19.41411</text:p>
          </table:table-cell>
        </table:table-row>
        <table:table-row table:style-name="ro2">
          <table:table-cell office:value-type="string" calcext:value-type="string">
            <text:p>Przy trasie DK1 Bielsko-Katowice, obok stacji Shel - 43-501 Czechowice-Dziedzice, bielski, Śląskie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87194, 18.95853</text:p>
          </table:table-cell>
          <table:table-cell/>
          <table:table-cell table:formula="of:=&quot;train.loc[(train['seller_address'] == '&quot;&amp;[.A38]&amp;&quot;'), ['latitude', 'longitude']] = &quot;&amp;[.C38]" office:value-type="string" office:string-value="train.loc[(train['seller_address'] == 'Przy trasie DK1 Bielsko-Katowice, obok stacji Shel - 43-501 Czechowice-Dziedzice, bielski, Śląskie (Polska)'), ['latitude', 'longitude']] = 49.87194, 18.95853" calcext:value-type="string">
            <text:p>train.loc[(train['seller_address'] == 'Przy trasie DK1 Bielsko-Katowice, obok stacji Shel - 43-501 Czechowice-Dziedzice, bielski, Śląskie (Polska)'), ['latitude', 'longitude']] = 49.87194, 18.95853</text:p>
          </table:table-cell>
        </table:table-row>
        <table:table-row table:style-name="ro2">
          <table:table-cell office:value-type="string" calcext:value-type="string">
            <text:p>Boguchwałó 95 (przy trasie 416 Głubczyce-Racibórz) - 48-100 Głubczyce, głubczycki, Opolskie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14813, 17.90601</text:p>
          </table:table-cell>
          <table:table-cell/>
          <table:table-cell table:formula="of:=&quot;train.loc[(train['seller_address'] == '&quot;&amp;[.A39]&amp;&quot;'), ['latitude', 'longitude']] = &quot;&amp;[.C39]" office:value-type="string" office:string-value="train.loc[(train['seller_address'] == 'Boguchwałó 95 (przy trasie 416 Głubczyce-Racibórz) - 48-100 Głubczyce, głubczycki, Opolskie (Polska)'), ['latitude', 'longitude']] = 50.14813, 17.90601" calcext:value-type="string">
            <text:p>train.loc[(train['seller_address'] == 'Boguchwałó 95 (przy trasie 416 Głubczyce-Racibórz) - 48-100 Głubczyce, głubczycki, Opolskie (Polska)'), ['latitude', 'longitude']] = 50.14813, 17.90601</text:p>
          </table:table-cell>
        </table:table-row>
        <table:table-row table:style-name="ro2">
          <table:table-cell office:value-type="string" calcext:value-type="string">
            <text:p>ul. Reymonta OBWODNICA-PACZKOWA - 48-370 Paczków, nyski, Opolskie (Polsk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6627, 17.92986</text:p>
          </table:table-cell>
          <table:table-cell/>
          <table:table-cell table:formula="of:=&quot;train.loc[(train['seller_address'] == '&quot;&amp;[.A40]&amp;&quot;'), ['latitude', 'longitude']] = &quot;&amp;[.C40]" office:value-type="string" office:string-value="train.loc[(train['seller_address'] == 'ul. Reymonta OBWODNICA-PACZKOWA - 48-370 Paczków, nyski, Opolskie (Polska)'), ['latitude', 'longitude']] = 50.6627, 17.92986" calcext:value-type="string">
            <text:p>train.loc[(train['seller_address'] == 'ul. Reymonta OBWODNICA-PACZKOWA - 48-370 Paczków, nyski, Opolskie (Polska)'), ['latitude', 'longitude']] = 50.6627, 17.92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15:50:46.035010516</dc:date>
    <meta:editing-duration>PT32M33S</meta:editing-duration>
    <meta:editing-cycles>7</meta:editing-cycles>
    <meta:generator>LibreOffice/6.0.7.3$Linux_X86_64 LibreOffice_project/00m0$Build-3</meta:generator>
    <meta:document-statistic meta:table-count="1" meta:cell-count="157" meta:object-count="0"/>
  </office:meta>
</office:document-meta>
</file>